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nregistré</text:p>
          </table:table-cell>
          <table:table-cell office:value-type="string" calcext:value-type="string">
            <text:p>Origine</text:p>
          </table:table-cell>
          <table:table-cell office:value-type="string" calcext:value-type="string">
            <text:p>Licence Texte</text:p>
          </table:table-cell>
          <table:table-cell office:value-type="string" calcext:value-type="string">
            <text:p>Licence chants</text:p>
          </table:table-cell>
          <table:table-cell office:value-type="string" calcext:value-type="string">
            <text:p>Auteurs chants</text:p>
          </table:table-cell>
        </table:table-row>
        <table:table-row table:style-name="ro1">
          <table:table-cell office:value-type="string" calcext:value-type="string">
            <text:p>A la volette (15,7 ko - 2'08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 vous dirais-je maman (9,37 ko - 2'37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ouette (14,4 ko - 2'12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 clair de la lune (11,1 ko - 2'22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'est la mère Michel (10,9 ko - 1'30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det Rousselle (17,5 ko - 3'35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s dodo Colas (4,38 ko - 1'11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ère Jacques (7,38 ko - 1'29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til coquelicot (20,3 ko - 2'53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 court le furet (4,52 ko - 0'25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 était un petit navire 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 était une bergère (10,5 ko - 2'38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 pleut bergère (8,11 ko - 2'02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'ai du bon tabac (3,90 ko - 0'55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'ai perdu le do(27,1 ko - 2'11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bon roi Dagobert (15 ko - 1'24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brough s'en va-t'en guerre (27,4 ko - 6'27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 âne (34,4 ko - 2'41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us n'irons plus au bois (13,8 ko - 2'56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ez-vous planter les choux (8,70 ko - 3'01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 le pont d'Avignon (26,2 ko - 2'05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is jeunes tambours (20,4 ko - 2'04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aris (68,8 ko - 3'01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adou dou dou (34,4 ko - 2'58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 le petit vin blanc (44,2 ko - 2'13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ez viens boire (56,5 ko - 3'07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rès de ma blonde (54 ko - 3,18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 n'est qu'un aurevoir (17,1 ko - 1'36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ce nuit, Sainte nuit (22,7 ko - 2'14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 rhum, des femmes (19,7 ko - 2'59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 passant par la Lorraine (18,5 ko - 3'54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élicie aussi (13 ko - 2'21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nch Cancan (80,9 ko - 1'59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u-Frou (15,9 ko - 3'45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yeux anniversaire (47,5 ko - 1'42")</text:p>
          </table:table-cell>
          <table:table-cell office:value-type="string" calcext:value-type="string">
            <text:p>Chans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 chenille (61,2 ko - 3'26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danse des canards (48 ko - 2'52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java bleue (80,7 ko - 2'56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java des gaulois (21,3 ko - 2'17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plus bath des javas (44,3 ko - 4'03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e nuptiale (51,1 ko - 4'34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it chrétien (32,1 ko - 4'53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 beau sapin (15,1 ko - 1'21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 pleure pas Jeannette (8,98 ko - 2'33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a soif (62 ko - 2'59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it Papa Noël (18,6 ko - 3'38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s les ponts de Paris (44 ko - 2'04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 le vent (Jingle Bells) (12,3 ko - 1'57")</text:p>
          </table:table-cell>
          <table:table-cell office:value-type="string" calcext:value-type="string">
            <text:p>Chans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 clair de la lun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office:value-type="string" calcext:value-type="string">
            <text:p>C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la claire fontain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office:value-type="string" calcext:value-type="string">
            <text:p>C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! tu sortiras biquett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office:value-type="string" calcext:value-type="string">
            <text:p>CC-BY-NC-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e Bell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son des nombres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eau sur l'eau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uette papillott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cinelle demoisell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chiques dans les prés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cem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ère Jacques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était un petit hom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était une bergèr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pleut, il mouill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 de la lun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fourmi m'a piqué la main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fugue des animaux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 petits poissons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'homme de cro-magnon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nier tu dors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sieur l'escargo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me de Reinett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 le plancher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pe Tape petites mains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 poule sur un mur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 souris vert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t frais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https://www.maretmanu.org/jukebox/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1:Feuille1.AMJ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7:09:35.590394051</meta:creation-date>
    <dc:date>2016-05-02T17:34:58.585127513</dc:date>
    <meta:editing-duration>PT3M59S</meta:editing-duration>
    <meta:editing-cycles>3</meta:editing-cycles>
    <meta:generator>LibreOffice/5.0.5.2$Linux_X86_64 LibreOffice_project/00m0$Build-2</meta:generator>
    <meta:document-statistic meta:table-count="1" meta:cell-count="202" meta:object-count="0"/>
  </office:meta>
</office:document-meta>
</file>